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North Dakota State (12-5, 3-2 SL)</text:p>
          </table:table-cell>
          <table:table-cell office:value-type="string">
            <text:p>23</text:p>
          </table:table-cell>
          <table:table-cell office:value-type="string">
            <text:p>25</text:p>
          </table:table-cell>
          <table:table-cell office:value-type="string">
            <text:p>14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Purdue Fort Wayne (9-11, 1-4 SL)</text:p>
          </table:table-cell>
          <table:table-cell office:value-type="string">
            <text:p>25</text:p>
          </table:table-cell>
          <table:table-cell office:value-type="string">
            <text:p>14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39</text:p>
          </table:table-cell>
          <table:table-cell office:value-type="string">
            <text:p>.07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35</text:p>
          </table:table-cell>
          <table:table-cell office:value-type="string">
            <text:p>.14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36</text:p>
          </table:table-cell>
          <table:table-cell office:value-type="string">
            <text:p>-.11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.075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10</text:p>
          </table:table-cell>
          <table:table-cell office:value-type="string">
            <text:p>48</text:p>
          </table:table-cell>
          <table:table-cell office:value-type="string">
            <text:p>.08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33</text:p>
          </table:table-cell>
          <table:table-cell office:value-type="string">
            <text:p>-.18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31</text:p>
          </table:table-cell>
          <table:table-cell office:value-type="string">
            <text:p>.226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44</text:p>
          </table:table-cell>
          <table:table-cell office:value-type="string">
            <text:p>.250</text:p>
          </table:table-cell>
        </table:table-row>
      </table:table>
      <table:table table:name="Sheet 2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Jessica Jorgensen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19</text:p>
          </table:table-cell>
          <table:table-cell office:value-type="string">
            <text:p>.10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.3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000</text:p>
          </table:table-cell>
          <table:table-cell office:value-type="string">
            <text:p>3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40</text:p>
          </table:table-cell>
          <table:table-cell office:value-type="string">
            <text:p>-.07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lex Erickso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.27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43</text:p>
          </table:table-cell>
          <table:table-cell office:value-type="string">
            <text:p>-.0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7</text:p>
          </table:table-cell>
          <table:table-cell office:value-type="string">
            <text:p>30</text:p>
          </table:table-cell>
          <table:table-cell office:value-type="string">
            <text:p>150</text:p>
          </table:table-cell>
          <table:table-cell office:value-type="string">
            <text:p>.047</text:p>
          </table:table-cell>
          <table:table-cell office:value-type="string">
            <text:p>34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73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51.0</text:p>
          </table:table-cell>
        </table:table-row>
      </table:table>
      <table:table table:name="Sheet 3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23</text:p>
          </table:table-cell>
          <table:table-cell office:value-type="string">
            <text:p>.2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5</text:p>
          </table:table-cell>
          <table:table-cell office:value-type="string">
            <text:p>-.04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 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.175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-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8</text:p>
          </table:table-cell>
          <table:table-cell office:value-type="string">
            <text:p>39</text:p>
          </table:table-cell>
          <table:table-cell office:value-type="string">
            <text:p>.12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5</text:p>
          </table:table-cell>
          <table:table-cell office:value-type="string">
            <text:p>29</text:p>
          </table:table-cell>
          <table:table-cell office:value-type="string">
            <text:p>156</text:p>
          </table:table-cell>
          <table:table-cell office:value-type="string">
            <text:p>.103</text:p>
          </table:table-cell>
          <table:table-cell office:value-type="string">
            <text:p>43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73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0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